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style:font-name="Arial"/>
    </style:style>
    <style:style style:name="P2" style:family="paragraph" style:parent-style-name="Standard">
      <style:text-properties style:font-name="Arial"/>
    </style:style>
    <style:style style:name="P3" style:family="paragraph" style:parent-style-name="Standard">
      <style:paragraph-properties fo:text-align="center" style:justify-single-word="false"/>
      <style:text-properties style:font-name="Arial" fo:font-size="32pt" fo:font-weight="bold" style:font-size-asian="32pt" style:font-weight-asian="bold" style:font-size-complex="32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Arial" fo:font-size="20pt" fo:font-weight="normal" style:font-size-asian="20pt" style:font-weight-asian="normal" style:font-size-complex="20pt" style:font-weight-complex="normal"/>
    </style:style>
    <style:style style:name="P5" style:family="paragraph" style:parent-style-name="Standard">
      <style:paragraph-properties fo:text-align="justify" style:justify-single-word="false"/>
      <style:text-properties style:font-name="Arial"/>
    </style:style>
    <style:style style:name="P6" style:family="paragraph" style:parent-style-name="Standard">
      <style:paragraph-properties fo:line-height="150%" fo:text-align="justify" style:justify-single-word="false"/>
      <style:text-properties style:font-name="Arial"/>
    </style:style>
    <style:style style:name="P7" style:family="paragraph" style:parent-style-name="Standard">
      <style:paragraph-properties fo:line-height="150%" fo:text-align="justify" style:justify-single-word="false"/>
    </style:style>
    <style:style style:name="P8" style:family="paragraph" style:parent-style-name="Standard">
      <style:text-properties style:font-name="Arial"/>
    </style:style>
    <style:style style:name="T1" style:family="text">
      <style:text-properties officeooo:rsid="001d659c"/>
    </style:style>
    <style:style style:name="T2" style:family="text">
      <style:text-properties officeooo:rsid="00193771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93771" style:font-weight-asian="bold" style:font-weight-complex="bold"/>
    </style:style>
    <style:style style:name="T5" style:family="text">
      <style:text-properties fo:font-weight="bold" officeooo:rsid="001d659c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1d659c" style:font-weight-asian="normal" style:font-weight-complex="normal"/>
    </style:style>
    <style:style style:name="T8" style:family="text">
      <style:text-properties officeooo:rsid="001e9d6e"/>
    </style:style>
    <style:style style:name="T9" style:family="text">
      <style:text-properties style:font-name="Arial"/>
    </style:style>
    <style:style style:name="T10" style:family="text">
      <style:text-properties style:font-name="Arial" officeooo:rsid="001e9d6e"/>
    </style:style>
    <style:style style:name="T11" style:family="text">
      <style:text-properties style:font-name="Arial" fo:font-weight="bold" style:font-weight-asian="bold" style:font-weight-complex="bold"/>
    </style:style>
    <style:style style:name="T12" style:family="text">
      <style:text-properties style:font-name="Arial" officeooo:rsid="0019377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La dissertation</text:p>
      <text:p text:style-name="P4">Présentation générale</text:p>
      <text:p text:style-name="P2"/>
      <text:p text:style-name="P2"/>
      <text:p text:style-name="P2"/>
      <text:p text:style-name="P5"/>
      <text:p text:style-name="P6"><text:tab/>Une dissertation de philosophie consiste à <text:span text:style-name="T3">traiter un</text:span><text:span text:style-name="T5">e question</text:span><text:span text:style-name="T3"> à travers une réflexion structurée, argumentée </text:span><text:span text:style-name="T5">et problématisée</text:span><text:span text:style-name="T6">, </text:span><text:span text:style-name="T7">en examinant différentes réponses de façon critique et progressive</text:span>. Elle se compose de trois moments : une introduction, un développement et une conclusion.</text:p>
      <text:p text:style-name="P6"/>
      <text:p text:style-name="P6"><text:tab/>- <text:span text:style-name="T3">L'introduction</text:span> sert à poser le problème que vous allez traiter. L'introduction doit comprendre l'<text:span text:style-name="T3">analyse du sujet</text:span> (définition des termes importants, présupposés...), l'<text:span text:style-name="T3">exposition du sujet</text:span>, et le <text:span text:style-name="T3">problème</text:span> que vous construisez. Enfin, dans un paragraphe séparé vous présentez le <text:span text:style-name="T3">plan</text:span> de votre développement.</text:p>
      <text:p text:style-name="P6"/>
      <text:p text:style-name="P7"><text:span text:style-name="T9"><text:tab/>- </text:span><text:span text:style-name="T10">C’est dans le</text:span><text:span text:style-name="T9"> </text:span><text:span text:style-name="T11">développement</text:span><text:span text:style-name="T9"> </text:span><text:span text:style-name="T10">que vous allez présenter le fil de votre</text:span><text:span text:style-name="T12"> réflexion</text:span><text:span text:style-name="T9">. </text:span><text:span text:style-name="T10">Celui-ci</text:span><text:span text:style-name="T9"> doit suivre une progression logique rigoureuse ; </text:span><text:span text:style-name="T12">vous utiliserez pour cela les outils vus en cours</text:span><text:span text:style-name="T9"> </text:span><text:span text:style-name="T12">(</text:span><text:span text:style-name="T9">raisonnements, distinctions conceptuelles, définitions, </text:span><text:span text:style-name="T12">références philosophiques…).</text:span></text:p>
      <text:p text:style-name="P6"/>
      <text:p text:style-name="P6"><text:tab/>- La <text:span text:style-name="T3">conclusion</text:span> doit <text:span text:style-name="T8">d’abord </text:span>reprendre le mouvement de votre analyse <text:span text:style-name="T2">(rapidement, ce n’est pas l’essentiel)</text:span>, puis apporter des éléments de réponse clairs à la problématique donnée en introduction <text:span text:style-name="T2">(c’est </text:span><text:span text:style-name="T1">là </text:span><text:span text:style-name="T2">l’essentiel)</text:span>.</text:p>
      <text:p text:style-name="P6"/>
      <text:p text:style-name="P6">Ce qui sera valorisé dans une dissertation, <text:span text:style-name="T1">c’est</text:span> la<text:span text:style-name="T3"> capacité à penser par vous-même </text:span>que vous y montrez. <text:span text:style-name="T2">Attention cependant : en philosophie, </text:span><text:span text:style-name="T4">p</text:span><text:span text:style-name="T3">enser par soi-mêm</text:span><text:span text:style-name="T4">e ce n’est</text:span><text:span text:style-name="T3"> pas donner son opinion</text:span>, mais construire une réflexion de façon rigoureuse. </text:p>
      <text:p text:style-name="P6"/>
      <text:p text:style-name="P6"><text:span text:style-name="T5">N.B. :</text:span> <text:span text:style-name="T1">Comme toujours en philosophie, votre discours doit être</text:span> ration<text:span text:style-name="T1">nel</text:span>, cla<text:span text:style-name="T1">ir et</text:span> précis.</text:p>
      <text:p text:style-name="P6"/>
      <text:p text:style-name="P6"><text:tab/>En <text:span text:style-name="T1">T</text:span>erminale, la bonne longueur pour une dissertation e<text:span text:style-name="T2">st à peu près</text:span> <text:span text:style-name="T2">d’une grosse copie double (une copie double, c’est le minimum ; au-delà de deux copies doubles ça commence à faire beaucoup !)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style:font-name="Arial"/>
    </style:style>
    <style:style style:name="MT1" style:family="text">
      <style:text-properties officeooo:rsid="001d659c"/>
    </style:style>
    <style:style style:name="MT2" style:family="text">
      <style:text-properties officeooo:rsid="00193771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Méthodologie - Leçon <text:span text:style-name="MT1">2</text:span> : <text:span text:style-name="MT2">Présentation générale de la dissertation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5-12-04T09:58:28.726000000</meta:creation-date>
    <dc:date>2020-11-08T15:00:09.409000000</dc:date>
    <meta:editing-duration>PT41M4S</meta:editing-duration>
    <meta:editing-cycles>6</meta:editing-cycles>
    <meta:generator>LibreOffice/7.0.0.3$Windows_X86_64 LibreOffice_project/8061b3e9204bef6b321a21033174034a5e2ea88e</meta:generator>
    <meta:document-statistic meta:table-count="0" meta:image-count="0" meta:object-count="0" meta:page-count="1" meta:paragraph-count="10" meta:word-count="253" meta:character-count="1725" meta:non-whitespace-character-count="1476"/>
  </office:meta>
</office:document-meta>
</file>